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Chapter_20_Number" style:master-page-name="Standard"/>
    <style:style style:name="P3" style:family="paragraph" style:parent-style-name="Bullet_20_First" style:list-style-name="L1"/>
    <style:style style:name="P4" style:family="paragraph" style:parent-style-name="Bullet" style:list-style-name="L1"/>
    <style:style style:name="P5" style:family="paragraph" style:parent-style-name="Bullet_20_Last" style:list-style-name="L1"/>
    <style:style style:name="P6" style:family="paragraph" style:parent-style-name="Body_20_Text_20_Con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Code_20_Inline">
      <style:text-properties fo:font-weight="bold" style:font-weight-asian="bold" style:font-weight-complex="bold"/>
    </style:style>
    <style:style style:name="T4" style:family="text" style:parent-style-name="Code_20_Inline">
      <style:text-properties fo:font-weight="normal" style:font-weight-asian="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247276560">
          <text:insertion>
            <office:change-info>
              <dc:creator>Matthew Moodie</dc:creator>
              <dc:date>2006-08-22T18:11:00</dc:date>
            </office:change-info>
          </text:insertion>
        </text:changed-region>
        <text:changed-region text:id="ct1247276672">
          <text:insertion>
            <office:change-info>
              <dc:creator>Matthew Moodie</dc:creator>
              <dc:date>2006-08-24T11:33:00</dc:date>
            </office:change-info>
          </text:insertion>
        </text:changed-region>
        <text:changed-region text:id="ct1242758592">
          <text:deletion>
            <office:change-info>
              <dc:creator>Matthew Moodie</dc:creator>
              <dc:date>2006-08-24T11:37:00</dc:date>
            </office:change-info>
            <text:p text:style-name="Body_20_Text">several functions</text:p>
          </text:deletion>
        </text:changed-region>
        <text:changed-region text:id="ct1243117552">
          <text:deletion>
            <office:change-info>
              <dc:creator>Matthew Moodie</dc:creator>
              <dc:date>2006-08-24T11:37:00</dc:date>
            </office:change-info>
            <text:p text:style-name="Body_20_Text">to</text:p>
          </text:deletion>
        </text:changed-region>
        <text:changed-region text:id="ct1242589080">
          <text:insertion>
            <office:change-info>
              <dc:creator>Matthew Moodie</dc:creator>
              <dc:date>2006-08-24T11:37:00</dc:date>
            </office:change-info>
          </text:insertion>
        </text:changed-region>
        <text:changed-region text:id="ct1228836284">
          <text:insertion>
            <office:change-info>
              <dc:creator>Matthew Moodie</dc:creator>
              <dc:date>2006-08-24T11:37:00</dc:date>
            </office:change-info>
          </text:insertion>
        </text:changed-region>
        <text:changed-region text:id="ct1247573672">
          <text:deletion>
            <office:change-info>
              <dc:creator>Ray Lischner</dc:creator>
              <dc:date>2006-09-15T18:33:00</dc:date>
            </office:change-info>
            <text:p text:style-name="Heading_20_1">Default Function Arguments</text:p>
            <text:p text:style-name="Body_20_Text_20_Cont">Another way to implement the first two <text:span text:style-name="Code_20_Inline">print</text:span> functions is to replace them with a single function as follows:</text:p>
            <text:p text:style-name="Code_20_First"><text:hidden-text text:condition="ooow:" text:string-value=".func" text:is-hidden="true"/>void print(int i, int width = 0)</text:p>
            <text:p text:style-name="Code">{</text:p>
            <text:p text:style-name="Code"><text:s text:c="2"/>std::cout.width(width);</text:p>
            <text:p text:style-name="Code"><text:s text:c="2"/>std::cout &lt;&lt; i;</text:p>
            <text:p text:style-name="Code_20_Last">}</text:p>
            <text:p text:style-name="Body_20_Text_20_Cont">The <text:s/><text:span text:style-name="Code_20_Inline">=</text:span> <text:span text:style-name="Code_20_Inline">0</text:span> part of the <text:span text:style-name="Code_20_Inline">width</text:span> declaration means that the second argument is optional in a call to the <text:span text:style-name="Code_20_Inline">print</text:span> function. If a function call has only one argument, the compiler uses <text:span text:style-name="Code_20_Inline">0</text:span> for the value of <text:span text:style-name="Code_20_Inline">width</text:span>. Thus, <text:span text:style-name="Code_20_Inline">print(42)</text:span> is identical to <text:span text:style-name="Code_20_Inline">print(42,</text:span> <text:span text:style-name="Code_20_Inline">0)</text:span>. The <text:span text:style-name="Code_20_Inline">=</text:span> <text:span text:style-name="Code_20_Inline">0</text:span> part of <text:span text:style-name="Code_20_Inline">width</text:span>’s declaration specifies a <text:span text:style-name="T1">default argument</text:span>.</text:p>
            <text:p text:style-name="Body_20_Text">The advantage of using a default argument in this case is that you can write one <text:span text:style-name="Code_20_Inline">print</text:span> function instead of two. If the <text:span text:style-name="Code_20_Inline">print</text:span> functions were more complicated, you can see that default arguments can be a real winner in terms of reduced code duplication and easier maintenance.<text:hidden-text text:condition="ooow:comment == 1" text:string-value="I very strongly disagree. Using default arguments often results in unnatural ordering of parameters. MUch better in my opinion because it allows 'defaulting' any parameter is the use of forwarding (delegating) functions. I do not think programmers should be encouraged to use default arguments. Indeed the next version of The C++ Standard supports delegating constructors exactly so that there will no longer be any need to use default arguments." text:is-hidden="true">I very strongly disagree. Using default arguments often results in unnatural ordering of parameters. MUch better in my opinion because it allows 'defaulting' any parameter is the use of forwarding (delegating) functions. I do not think programmers should be encouraged to use default arguments. Indeed the next version of The C++ Standard supports delegating constructors exactly so that there will no longer be any need to use default arguments.</text:hidden-text></text:p>
            <text:p text:style-name="Body_20_Text">Default arguments are not always a substitute for overloading, however. You can omit only the right-most arguments from a function call. C++ does not offer named function arguments or any other way to omit arguments on the left. Thus, when you implement default arguments, you need to plan carefully which arguments the caller is most likely to want to omit.</text:p>
            <text:p text:style-name="Body_20_Text"><text:span text:style-name="T2">What would happen if you rewrote </text:span><text:span text:style-name="T3">print</text:span><text:span text:style-name="T2"> so </text:span><text:span text:style-name="T3">width</text:span><text:span text:style-name="T2"> is the first parameter?</text:span></text:p>
            <text:p text:style-name="Body_20_Text_20_First">~LLL</text:p>
            <text:p text:style-name="Body_20_Text_20_First">~LLL</text:p>
            <text:p text:style-name="Body_20_Text">Briefly, you would not be able to take advantage of overloading. You would need to supply the <text:span text:style-name="Code_20_Inline">width</text:span>, even if it is zero, in every call to <text:span text:style-name="Code_20_Inline">print</text:span>. In other words, the default argument would be completely useless.</text:p>
          </text:deletion>
        </text:changed-region>
        <text:changed-region text:id="ct1247573784">
          <text:deletion>
            <office:change-info>
              <dc:creator>Ray Lischner</dc:creator>
              <dc:date>2006-09-15T18:33:00</dc:date>
            </office:change-info>
            <text:p text:style-name="Body_20_Text">default arguments</text:p>
          </text:deletion>
        </text:changed-region>
        <text:changed-region text:id="ct1247574120">
          <text:insertion>
            <office:change-info>
              <dc:creator>Ray Lischner</dc:creator>
              <dc:date>2006-09-15T18:33:00</dc:date>
            </office:change-info>
          </text:insertion>
        </text:changed-region>
        <text:changed-region text:id="ct1247574232">
          <text:insertion>
            <office:change-info>
              <dc:creator>Ray Lischner</dc:creator>
              <dc:date>2006-09-15T18:34:00</dc:date>
            </office:change-info>
          </text:insertion>
        </text:changed-region>
        <text:changed-region text:id="ct1247574344">
          <text:deletion>
            <office:change-info>
              <dc:creator>Ray Lischner</dc:creator>
              <dc:date>2006-09-15T18:34:00</dc:date>
            </office:change-info>
            <text:p text:style-name="Body_20_Text">The</text:p>
          </text:deletion>
        </text:changed-region>
        <text:changed-region text:id="ct1241915860">
          <text:deletion>
            <office:change-info>
              <dc:creator>Ray Lischner</dc:creator>
              <dc:date>2006-09-15T18:34:00</dc:date>
            </office:change-info>
            <text:p text:style-name="Body_20_Text">, optional,</text:p>
          </text:deletion>
        </text:changed-region>
        <text:changed-region text:id="ct1243344528">
          <text:insertion>
            <office:change-info>
              <dc:creator>Ray Lischner</dc:creator>
              <dc:date>2006-09-15T18:34:00</dc:date>
            </office:change-info>
          </text:insertion>
        </text:changed-region>
        <text:changed-region text:id="ct1241926632">
          <text:deletion>
            <office:change-info>
              <dc:creator>Ray Lischner</dc:creator>
              <dc:date>2006-09-15T18:34:00</dc:date>
            </office:change-info>
            <text:p text:style-name="P1">The <text:span text:style-name="Code_20_Inline">resize</text:span> member function is an ideal use for default arguments. The function needs both arguments, but the second argument has a suitable and obvious default value. Other situations are not always so clear-cut.</text:p>
            <text:p text:style-name="P1">When you implement a function, overloading offers more flexibility, but might also require at least some duplication of code<text:hidden-text text:condition="ooow:comment == 1" text:string-value="Not really true. For example your print example becomes inline  void print (int i){return print(i, 0);} And the allowance for returning the result of a void function to a void return value was exactly to support this idiom regardless as to the return type." text:is-hidden="true">Not really true. For example your print example becomes inline  void print (int i){return print(i, 0);} And the allowance for returning the result of a void function to a void return value was exactly to support this idiom regardless as to the return type.</text:hidden-text>. In Listing <text:variable-get text:name="chapter" office:value-type="float" style:data-style-name="N0">22</text:variable-get>-<text:reference-ref text:reference-format="text" text:ref-name="print_vectors_code">1</text:reference-ref>, the first two <text:span text:style-name="T4">print</text:span><text:span text:style-name="T5"> functions were easy to convert to a single function with a default argument. The other two </text:span><text:span text:style-name="T4">print</text:span><text:span text:style-name="T5"> functions work best as overloaded functions because the </text:span><text:span text:style-name="T4">width</text:span><text:span text:style-name="T5"> parameter belongs next to the </text:span><text:span text:style-name="Code_20_Inline">vec</text:span><text:span text:style-name="T5"> parameter. Using default arguments would force the </text:span><text:span text:style-name="T4">width</text:span><text:span text:style-name="T5"> parameter to be last, where it doesn’t belong. I avoided duplicating code by calling one </text:span><text:span text:style-name="T4">print</text:span><text:span text:style-name="T5"> function from the other.</text:span></text:p>
          </text:deletion>
        </text:changed-region>
        <text:changed-region text:id="ct1241918436">
          <text:deletion>
            <office:change-info>
              <dc:creator>Ray Lischner</dc:creator>
              <dc:date>2006-09-15T18:35:00</dc:date>
            </office:change-info>
            <text:p text:style-name="P1">Overloading is a technique that l</text:p>
          </text:deletion>
        </text:changed-region>
        <text:changed-region text:id="ct1241917764">
          <text:insertion>
            <office:change-info>
              <dc:creator>Ray Lischner</dc:creator>
              <dc:date>2006-09-15T18:35:00</dc:date>
            </office:change-info>
          </text:insertion>
        </text:changed-region>
        <text:changed-region text:id="ct1242626280">
          <text:deletion>
            <office:change-info>
              <dc:creator>Ray Lischner</dc:creator>
              <dc:date>2006-09-15T18:35:00</dc:date>
            </office:change-info>
            <text:p text:style-name="P1">use</text:p>
          </text:deletion>
        </text:changed-region>
        <text:changed-region text:id="ct1241843268">
          <text:insertion>
            <office:change-info>
              <dc:creator>Ray Lischner</dc:creator>
              <dc:date>2006-09-15T18:35:00</dc:date>
            </office:change-info>
          </text:insertion>
        </text:changed-region>
        <text:changed-region text:id="ct1243343072">
          <text:insertion>
            <office:change-info>
              <dc:creator>Ray Lischner</dc:creator>
              <dc:date>2006-09-15T18:35:00</dc:date>
            </office:change-info>
          </text:insertion>
        </text:changed-region>
        <text:changed-region text:id="ct1241846024">
          <text:insertion>
            <office:change-info>
              <dc:creator>Matthew Moodie</dc:creator>
              <dc:date>2006-08-24T11:42:00</dc:date>
            </office:change-info>
          </text:insertion>
        </text:changed-region>
        <text:changed-region text:id="ct1241865996">
          <text:insertion>
            <office:change-info>
              <dc:creator>Ray Lischner</dc:creator>
              <dc:date>2006-09-20T15:40:00</dc:date>
            </office:change-info>
          </text:insertion>
        </text:changed-region>
        <text:changed-region text:id="ct1243410692">
          <text:insertion>
            <office:change-info>
              <dc:creator>Ray Lischner</dc:creator>
              <dc:date>2006-09-15T18:38:00</dc:date>
            </office:change-info>
          </text:insertion>
        </text:changed-region>
        <text:changed-region text:id="ct1242319628">
          <text:deletion>
            <office:change-info>
              <dc:creator>Ray Lischner</dc:creator>
              <dc:date>2006-09-15T18:38:00</dc:date>
            </office:change-info>
            <text:p text:style-name="Body_20_Text_20_Cont">Have you noticed the other trick</text:p>
          </text:deletion>
        </text:changed-region>
        <text:changed-region text:id="ct1243342848">
          <text:insertion>
            <office:change-info>
              <dc:creator>Ray Lischner</dc:creator>
              <dc:date>2006-09-15T18:39:00</dc:date>
            </office:change-info>
          </text:insertion>
        </text:changed-region>
        <text:changed-region text:id="ct1242757136">
          <text:deletion>
            <office:change-info>
              <dc:creator>Ray Lischner</dc:creator>
              <dc:date>2006-09-15T18:39:00</dc:date>
            </office:change-info>
            <text:p text:style-name="Body_20_Text">little trick</text:p>
          </text:deletion>
        </text:changed-region>
        <text:changed-region text:id="ct1242756576">
          <text:insertion>
            <office:change-info>
              <dc:creator>Ray Lischner</dc:creator>
              <dc:date>2006-09-15T18:41:00</dc:date>
            </office:change-info>
          </text:insertion>
        </text:changed-region>
        <text:changed-region text:id="ct1241284348">
          <text:deletion>
            <office:change-info>
              <dc:creator>Ray Lischner</dc:creator>
              <dc:date>2006-09-15T18:40:00</dc:date>
            </office:change-info>
            <text:p text:style-name="Body_20_Text">trick</text:p>
          </text:deletion>
        </text:changed-region>
        <text:changed-region text:id="ct1241842708">
          <text:insertion>
            <office:change-info>
              <dc:creator>Ray Lischner</dc:creator>
              <dc:date>2006-09-20T15:40:00</dc:date>
            </office:change-info>
          </text:insertion>
        </text:changed-region>
        <text:changed-region text:id="ct1241862524">
          <text:insertion>
            <office:change-info>
              <dc:creator>Ray Lischner</dc:creator>
              <dc:date>2006-09-20T15:40:00</dc:date>
            </office:change-info>
          </text:insertion>
        </text:changed-region>
        <text:changed-region text:id="ct1241894188">
          <text:deletion>
            <office:change-info>
              <dc:creator>Ray Lischner</dc:creator>
              <dc:date>2006-09-15T18:43:00</dc:date>
            </office:change-info>
            <text:p text:style-name="Body_20_Text">Remember that a</text:p>
          </text:deletion>
        </text:changed-region>
        <text:changed-region text:id="ct1241283452">
          <text:insertion>
            <office:change-info>
              <dc:creator>Ray Lischner</dc:creator>
              <dc:date>2006-09-15T18:43: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22" style:data-style-name="N0">22</text:variable-set></text:p>
      <text:p text:style-name="Chapter_20_Title">Overloading Function Names</text:p>
      <text:p text:style-name="Body_20_Text_20_First">In C++, multiple functions can have the same name, provided the functions have <text:change-start text:change-id="ct1247276560"/>a <text:change-end text:change-id="ct1247276560"/>different number of arguments or different argument types. Using the same name for multiple functions is called <text:span text:style-name="T1">overloading</text:span> and is common in C++.</text:p>
      <text:p text:style-name="Heading_20_1">Overloading</text:p>
      <text:p text:style-name="Body_20_Text_20_First">All programming languages use overloading at one level or another. For example, most languages uses <text:span text:style-name="Code_20_Inline">+</text:span> for integer addition and for floating-point addition. Some languages, such as Pascal, use different operators for integer division (<text:span text:style-name="Code_20_Inline">div</text:span>) and floating-point division (<text:span text:style-name="Code_20_Inline">/</text:span>), but others, such as C and Java, uses the same operator (<text:span text:style-name="Code_20_Inline">/</text:span>).</text:p>
      <text:p text:style-name="Body_20_Text">C++ takes overloading one step further, letting you overload your own function names. Judicious use of overloading can greatly reduce complexity in a program and make your programs easier to read and understand.</text:p>
      <text:p text:style-name="Body_20_Text">For example, C++ inherits <text:change-start text:change-id="ct1247276672"/>several functions <text:change-end text:change-id="ct1247276672"/>from the standard C library <text:change text:change-id="ct1242758592"/><text:s/><text:change text:change-id="ct1243117552"/><text:change-start text:change-id="ct1242589080"/>that<text:change-end text:change-id="ct1242589080"/> compute <text:change-start text:change-id="ct1228836284"/>an <text:change-end text:change-id="ct1228836284"/>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 (Never mind that we have not yet covered these other types. All that matters is that these other types are distinct from <text:span text:style-name="Code_20_Inline">int</text:span>. The next exploration will start to examine these other types, so please be patient.) C++ also has its own <text:span text:style-name="Code_20_Inline">complex</text:span> type, for complex numbers, which has its own absolute value function. In C++, however, they all have the same name, <text:span text:style-name="Code_20_Inline">abs</text:span>. Using different names for different types merely clutters the mental landscape and contributes nothing to the clarity of the code.</text:p>
      <text:p text:style-name="Body_20_Text">The <text:span text:style-name="Code_20_Inline">sort</text:span> function, just to name one example, has two overloaded forms:</text:p>
      <text:p text:style-name="Code_20_First">std::sort(start, end);</text:p>
      <text:p text:style-name="Code_20_Last">std::sort(start, end, compare);</text:p>
      <text:p text:style-name="Body_20_Text_20_Cont">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_20_Single">std::isalpha('X', std::locale());</text:p>
      <text:p text:style-name="Body_20_Text_20_Cont">or create a native locale object by passing an empty string argument:</text:p>
      <text:p text:style-name="Code_20_Single">std::isalpha('X', std::locale(""));</text:p>
      <text:p text:style-name="Body_20_Text_20_Cont"><text:span text:style-name="T5">Overloading functions is easy, so why not jump in? </text:span><text:span text:style-name="T2">Write a set of functions, all named </text:span><text:span text:style-name="T3">print</text:span><text:span text:style-name="T2">.</text:span><text:span text:style-name="T5"> They all have a </text:span><text:span text:style-name="T4">void</text:span><text:span text:style-name="T5"> return type and take various parameters:</text:span></text:p>
      <text:list text:style-name="L1">
        <text:list-item>
          <text:p text:style-name="P3">One takes an <text:span text:style-name="Code_20_Inline">int</text:span> as a parameter. It prints the parameter to the standard output.</text:p>
        </text:list-item>
        <text:list-item>
          <text:p text:style-name="P4">Another takes two <text:span text:style-name="Code_20_Inline">int</text:span> parameters. It prints the first parameter to the standard output, and uses the second parameter as the field width.</text:p>
        </text:list-item>
        <text:list-item>
          <text:p text:style-name="P4">Another takes a <text:span text:style-name="Code_20_Inline">vector&lt;int&gt;</text:span> as the first parameter, followed by three <text:span text:style-name="Code_20_Inline">string</text:span> parameters. Print the first <text:span text:style-name="Code_20_Inline">string</text:span> parameter, then each element of the <text:span text:style-name="Code_20_Inline">vector</text:span> (by calling <text:span text:style-name="Code_20_Inline">print</text:span>), with the second <text:span text:style-name="Code_20_Inline">string</text:span> parameter between elements, and the third <text:span text:style-name="Code_20_Inline">string</text:span> parameter after the <text:span text:style-name="Code_20_Inline">vector</text:span>. If the <text:span text:style-name="Code_20_Inline">vector</text:span> is empty, print the first and third <text:span text:style-name="Code_20_Inline">string</text:span> parameters only.</text:p>
        </text:list-item>
        <text:list-item>
          <text:p text:style-name="P5">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P6">Write a program to print <text:span text:style-name="Code_20_Inline">vector</text:span>s using the <text:span text:style-name="Code_20_Inline">print</text:span> functions.<text:span text:style-name="T5"> Compare your functions and program with mine in Listing </text:span><text:span text:style-name="T5"><text:variable-get text:name="chapter" office:value-type="float" style:data-style-name="N0">22</text:variable-get></text:span><text:span text:style-name="T5">-</text:span><text:span text:style-name="T5"><text:reference-ref text:reference-format="text" text:ref-name="print_vectors_code">1</text:reference-ref></text:span><text:span text:style-name="T5">.</text:span></text:p>
      <text:p text:style-name="Code_20_Caption">Listing <text:variable-get text:name="chapter" office:value-type="float" style:data-style-name="N0">22</text:variable-get>-<text:reference-mark-start text:name="print_vectors_code"/><text:sequence text:ref-name="refText0" text:name="Text" text:formula="ooow:Text+1" style:num-format="1">1</text:sequence><text:reference-mark-end text:name="print_vectors_code"/>. Printing vectors by using overloaded functions</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string&gt;</text:p>
      <text:p text:style-name="Code">#include &lt;vector&gt;</text:p>
      <text:p text:style-name="Code"/>
      <text:p text:style-name="Code">void print(int i)</text:p>
      <text:p text:style-name="Code">{</text:p>
      <text:p text:style-name="Code"><text:s text:c="2"/>std::cout &lt;&lt; i;</text:p>
      <text:p text:style-name="Code">}</text:p>
      <text:p text:style-name="Code"/>
      <text:p text:style-name="Code">void print(int i, int width)</text:p>
      <text:p text:style-name="Code">{</text:p>
      <text:p text:style-name="Code"><text:s text:c="2"/>std::cout.width(width);</text:p>
      <text:p text:style-name="Code"><text:s text:c="2"/>std::cout &lt;&lt; i;</text:p>
      <text:p text:style-name="Code">}</text:p>
      <text:p text:style-name="Code"/>
      <text:p text:style-name="Code">void print(std::vector&lt;int&gt; const&amp; vec, int width,</text:p>
      <text:p text:style-name="Code">std::string const&amp; prefix, std::string const&amp; separator, std::string const&amp; postfix)</text:p>
      <text:p text:style-name="Code">{</text:p>
      <text:p text:style-name="Code"><text:s text:c="2"/>bool print_prefix(true);</text:p>
      <text:p text:style-name="Code"><text:s text:c="2"/>for (std::vector&lt;int&gt;::const_iterator v(vec.begin()); v != vec.end(); ++v)</text:p>
      <text:p text:style-name="Code"><text:s text:c="2"/>{</text:p>
      <text:p text:style-name="Code"><text:s text:c="4"/>if (print_prefix)</text:p>
      <text:p text:style-name="Code"><text:s text:c="6"/>std::cout &lt;&lt; prefix;</text:p>
      <text:p text:style-name="Code"><text:s text:c="4"/>else</text:p>
      <text:p text:style-name="Code"><text:s text:c="6"/>std::cout &lt;&lt; separator;</text:p>
      <text:p text:style-name="Code"><text:s text:c="4"/>print_prefix = false;</text:p>
      <text:p text:style-name="Code"><text:s text:c="4"/>std::cout.width(width);</text:p>
      <text:p text:style-name="Code"><text:s text:c="4"/>std::cout &lt;&lt; *v;</text:p>
      <text:p text:style-name="Code"><text:s text:c="2"/>}</text:p>
      <text:p text:style-name="Code"><text:s text:c="2"/>if (print_prefix)</text:p>
      <text:p text:style-name="Code"><text:s text:c="4"/>std::cout &lt;&lt; prefix;</text:p>
      <text:p text:style-name="Code"><text:s text:c="2"/>std::cout &lt;&lt; postfix;</text:p>
      <text:p text:style-name="Code">}</text:p>
      <text:p text:style-name="Code"/>
      <text:p text:style-name="Code">void print(std::vector&lt;int&gt; const&amp; vec,</text:p>
      <text:p text:style-name="Code">std::string const&amp; prefix, std::string const&amp; separator, std::string const&amp; postfix)</text:p>
      <text:p text:style-name="Code">{</text:p>
      <text:p text:style-name="Code"><text:s text:c="2"/>print(vec, 0, prefix, separator, postfix);</text:p>
      <text:p text:style-name="Code">}</text:p>
      <text:p text:style-name="Code"/>
      <text:p text:style-name="Code">int main()</text:p>
      <text:p text:style-name="Code">{</text:p>
      <text:p text:style-name="Code"><text:s text:c="2"/>std::vector&lt;int&gt; data;</text:p>
      <text:p text:style-name="Code"><text:s text:c="2"/>data.insert(data.begin(),</text:p>
      <text:p text:style-name="Code"><text:s text:c="14"/>std::istream_iterator&lt;int&gt;(std::cin), std::istream_iterator&lt;int&gt;());</text:p>
      <text:p text:style-name="Code"/>
      <text:p text:style-name="Code"><text:s text:c="2"/>std::cout &lt;&lt; "columnar data:\n";</text:p>
      <text:p text:style-name="Code"><text:s text:c="2"/>print(data, 10, "", "", "\n");</text:p>
      <text:p text:style-name="Code"><text:s text:c="2"/>std::cout &lt;&lt; "row data:\n";</text:p>
      <text:p text:style-name="Code"><text:s text:c="2"/>print(data, "{", ", ", "}\n");</text:p>
      <text:p text:style-name="Code_20_Last">}</text:p>
      <text:p text:style-name="Heading_20_1"><text:change text:change-id="ct1247573672"/></text:p>
      <text:p text:style-name="Body_20_Text">The C++ library often uses <text:change text:change-id="ct1247573784"/><text:change-start text:change-id="ct1247574120"/>overloading<text:change-end text:change-id="ct1247574120"/>.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text:change-start text:change-id="ct1247574232"/>If you pass a<text:change-end text:change-id="ct1247574232"/><text:change text:change-id="ct1247574344"/> second<text:change text:change-id="ct1241915860"/> argument<text:change-start text:change-id="ct1243344528"/>, it<text:change-end text:change-id="ct1243344528"/> is a value to use for new elements in case the new size is larger than the old size:</text:p>
      <text:p text:style-name="Code_20_First">data.resize(10); <text:s text:c="7"/>// if the old size &lt; 10, use default of 0 for new elements</text:p>
      <text:p text:style-name="Code_20_Last">data.resize(20, -42); <text:s text:c="2"/>// if the old size &lt; 20, use -42 for new elements</text:p>
      <text:p text:style-name="P1"><text:change text:change-id="ct1241926632"/></text:p>
      <text:p text:style-name="P1"><text:change text:change-id="ct1241918436"/><text:change-start text:change-id="ct1241917764"/>L<text:change-end text:change-id="ct1241917764"/>ibrary-writers often <text:change text:change-id="ct1242626280"/><text:change-start text:change-id="ct1241843268"/>employ overloading<text:change-end text:change-id="ct1241843268"/>, but applications programmers use <text:change-start text:change-id="ct1243343072"/>it <text:change-end text:change-id="ct1243343072"/>less often. <text:span text:style-name="T2">Practice writing libraries by writing the following functions:</text:span></text:p>
      <text:p text:style-name="Glossary_20_Head">bool is_alpha(char ch)<text:change-start text:change-id="ct1241846024"/><text:hidden-text text:condition="ooow:" text:string-value="[MM] Would you mind if these function definitions were in Code Single style? They look a bit ugly as they are." text:is-hidden="true"/><text:change-end text:change-id="ct1241846024"/><text:change-start text:change-id="ct1241865996"/><text:hidden-text text:condition="ooow:" text:string-value="[RL] Go ahead. Use whatever style you want." text:is-hidden="true"/><text:change-end text:change-id="ct1241865996"/></text:p>
      <text:p text:style-name="Glossary_20_Text">Returns <text:span text:style-name="Code_20_Inline">true</text:span> if <text:span text:style-name="Code_20_Inline">ch</text:span> is an alphabetic character in the global locale, or <text:span text:style-name="Code_20_Inline">false</text:span> otherwise.</text:p>
      <text:p text:style-name="Glossary_20_Head">bool is_alpha(std::string const&amp; str)</text:p>
      <text:p text:style-name="Glossary_20_Text">Returns <text:span text:style-name="Code_20_Inline">true</text:span> if <text:span text:style-name="Code_20_Inline">str</text:span> contains only alphabetic characters in the global locale, or <text:span text:style-name="Code_20_Inline">false</text:span> if any character is not alphabetic. Returns <text:span text:style-name="Code_20_Inline">true</text:span> if <text:span text:style-name="Code_20_Inline">str</text:span> is empty.</text:p>
      <text:p text:style-name="Glossary_20_Head">char to_lower(char ch)</text:p>
      <text:p text:style-name="Glossary_20_Text">Returns <text:span text:style-name="Code_20_Inline">ch</text:span> after converting it to lowercase, if possible; otherwise returns <text:span text:style-name="Code_20_Inline">ch</text:span>.</text:p>
      <text:p text:style-name="Glossary_20_Head">std::string to_lower(std::string str)</text:p>
      <text:p text:style-name="Glossary_20_Text">Returns a copy of <text:span text:style-name="Code_20_Inline">str</text:span> after converting its contents to lowercase, one character at a time. Copies verbatim any character that cannot be converted to lowercase.</text:p>
      <text:p text:style-name="Glossary_20_Head">char to_upper(char ch)</text:p>
      <text:p text:style-name="Glossary_20_Text">Returns <text:span text:style-name="Code_20_Inline">ch</text:span> after converting it to uppercase, if possible; otherwise return <text:span text:style-name="Code_20_Inline">ch</text:span>.</text:p>
      <text:p text:style-name="Glossary_20_Head">std::string to_upper(std::string str)</text:p>
      <text:p text:style-name="Glossary_20_Text">Returns a copy of <text:span text:style-name="Code_20_Inline">str</text:span> after converting its contents to uppercase, one character at a time. Copies verbatim any character that cannot be converted to uppercase.</text:p>
      <text:p text:style-name="Body_20_Text_20_Cont">Compare your solution with mine in Listing <text:variable-get text:name="chapter" office:value-type="float" style:data-style-name="N0">22</text:variable-get>-<text:reference-ref text:reference-format="text" text:ref-name="library_code">2</text:reference-ref>.</text:p>
      <text:p text:style-name="Code_20_Caption">Listing <text:variable-get text:name="chapter" office:value-type="float" style:data-style-name="N0">22</text:variable-get>-<text:reference-mark-start text:name="library_code"/><text:sequence text:ref-name="refText1" text:name="Text" text:formula="ooow:Text+1" style:num-format="1">2</text:sequence><text:reference-mark-end text:name="library_code"/>. Overloading functions in the manner of a library-writer</text:p>
      <text:p text:style-name="Code_20_First">#include &lt;algorithm&gt;</text:p>
      <text:p text:style-name="Code">#include &lt;iostream&gt;</text:p>
      <text:p text:style-name="Code">#include &lt;istream&gt;</text:p>
      <text:p text:style-name="Code">#include &lt;locale&gt;</text:p>
      <text:p text:style-name="Code">#include &lt;ostream&gt;</text:p>
      <text:p text:style-name="Code"/>
      <text:p text:style-name="Code">bool is_alpha(char ch)</text:p>
      <text:p text:style-name="Code">{</text:p>
      <text:p text:style-name="Code"><text:s text:c="2"/>return std::isalpha(ch, std::locale());</text:p>
      <text:p text:style-name="Code">}</text:p>
      <text:p text:style-name="Code"/>
      <text:p text:style-name="Code">bool is_alpha(std::string const&amp; str)</text:p>
      <text:p text:style-name="Code">{</text:p>
      <text:p text:style-name="Code"><text:s text:c="2"/>for (std::string::const_iterator iter(str.begin()); iter != str.end(); ++iter)</text:p>
      <text:p text:style-name="Code"><text:s text:c="4"/>if (not is_alpha(*iter))</text:p>
      <text:p text:style-name="Code"><text:s text:c="6"/>return false;</text:p>
      <text:p text:style-name="Code"><text:s text:c="2"/>return true;</text:p>
      <text:p text:style-name="Code">}</text:p>
      <text:p text:style-name="Code"/>
      <text:p text:style-name="Code">char to_lower(char ch)</text:p>
      <text:p text:style-name="Code">{</text:p>
      <text:p text:style-name="Code"><text:s text:c="2"/>return std::tolower(ch, std::locale());</text:p>
      <text:p text:style-name="Code">}</text:p>
      <text:p text:style-name="Code"/>
      <text:p text:style-name="Code">std::string to_lower(std::string str)</text:p>
      <text:p text:style-name="Code">{</text:p>
      <text:p text:style-name="Code"><text:s text:c="2"/>for (std::string::iterator iter(str.begin()); iter != str.end(); ++iter)</text:p>
      <text:p text:style-name="Code"><text:s text:c="4"/>*iter = to_lower(*iter);</text:p>
      <text:p text:style-name="Code"><text:s text:c="2"/>return str;</text:p>
      <text:p text:style-name="Code">}</text:p>
      <text:p text:style-name="Code"><text:s text:c="2"/></text:p>
      <text:p text:style-name="Code">char to_upper(char ch)</text:p>
      <text:p text:style-name="Code">{</text:p>
      <text:p text:style-name="Code"><text:s text:c="2"/>return std::toupper(ch, std::locale());</text:p>
      <text:p text:style-name="Code">}</text:p>
      <text:p text:style-name="Code"/>
      <text:p text:style-name="Code">std::string to_upper(std::string str)</text:p>
      <text:p text:style-name="Code">{</text:p>
      <text:p text:style-name="Code"><text:s text:c="2"/>for (std::string::iterator iter(str.begin()); iter != str.end(); ++iter)</text:p>
      <text:p text:style-name="Code"><text:s text:c="4"/>*iter = to_upper(*iter);</text:p>
      <text:p text:style-name="Code"><text:s text:c="2"/>return str;</text:p>
      <text:p text:style-name="Code">}</text:p>
      <text:p text:style-name="Code"/>
      <text:p text:style-name="Code">int main()</text:p>
      <text:p text:style-name="Code">{</text:p>
      <text:p text:style-name="Code"><text:s text:c="2"/>std::string str;</text:p>
      <text:p text:style-name="Code"><text:s text:c="2"/>while (std::cin &gt;&gt; str)</text:p>
      <text:p text:style-name="Code"><text:s text:c="2"/>{</text:p>
      <text:p text:style-name="Code"><text:s text:c="4"/>if (is_alpha(str))</text:p>
      <text:p text:style-name="Code"><text:s text:c="6"/>std::cout &lt;&lt; "alpha\n";</text:p>
      <text:p text:style-name="Code"><text:s text:c="4"/>else</text:p>
      <text:p text:style-name="Code"><text:s text:c="6"/>std::cout &lt;&lt; "not alpha\n";</text:p>
      <text:p text:style-name="Code"><text:s text:c="4"/>std::cout &lt;&lt; "lower: " &lt;&lt; to_lower(str) &lt;&lt; "\nupper: " &lt;&lt; to_upper(str) &lt;&lt; '\n';</text:p>
      <text:p text:style-name="Code"><text:s text:c="2"/>}</text:p>
      <text:p text:style-name="Code_20_Last">}</text:p>
      <text:p text:style-name="Body_20_Text_20_Cont">After waxing poetic about the usefulness of standard algorithms, such as <text:span text:style-name="Code_20_Inline">transform</text:span>, I turned around and wrote my own loops. If you tried to use a standard algorithm, I applaud you for your effort and apologize for tricking you</text:p>
      <text:p text:style-name="Body_20_Text">If you want to pass an overloaded function to a standard algorithm, the compiler needs to be able to tell which overloaded function you really mean. For some rather complicated reasons, the compiler has difficulty understanding situations such as the following:</text:p>
      <text:p text:style-name="Code_20_First"><text:hidden-text text:condition="ooow:" text:string-value=".txt" text:is-hidden="true"/>std::string to_lower(std::string str)</text:p>
      <text:p text:style-name="Code">{</text:p>
      <text:p text:style-name="Code"><text:s text:c="2"/>std::transform(str.begin(), str.end(), str.begin(), to_lower);</text:p>
      <text:p text:style-name="Code"><text:s text:c="2"/>return str;</text:p>
      <text:p text:style-name="Code_20_Last">}</text:p>
      <text:p text:style-name="Body_20_Text_20_Cont">C++ has ways to help the compiler understand what you mean, but it involves some nasty-looking code, and I’d rather you stay away from it for the time being. If you really insist on punishing yourself, look at code that works, but don’t try to sprain your brain understanding it:</text:p>
      <text:p text:style-name="Code_20_First"><text:hidden-text text:condition="ooow:" text:string-value=".func" text:is-hidden="true"/>std::string to_lower(std::string str)</text:p>
      <text:p text:style-name="Code">{</text:p>
      <text:p text:style-name="Code"><text:s text:c="2"/>std::transform(str.begin(), str.end(), str.begin(),</text:p>
      <text:p text:style-name="Code"><text:s text:c="17"/>static_cast&lt;char (*)(char)&gt;(to_lower));</text:p>
      <text:p text:style-name="Code"><text:s text:c="2"/>return str;</text:p>
      <text:p text:style-name="Code_20_Last">}</text:p>
      <text:p text:style-name="Body_20_Text_20_Cont"><text:change-start text:change-id="ct1243410692"/>If you look closely at <text:span text:style-name="Code_20_Inline">to_upper</text:span> and <text:span text:style-name="Code_20_Inline">to_lower</text:span>, you’ll notice another technique that’s different from other, similar functions. Can you spot it<text:change-end text:change-id="ct1243410692"/><text:change text:change-id="ct1242319628"/><text:hidden-text text:condition="ooow:comment == 1" text:string-value="I am unhappy with the use of  'trick' consider replacing with 'idiom'. " text:is-hidden="true">I am unhappy with the use of  'trick' consider replacing with 'idiom'. </text:hidden-text>? <text:span text:style-name="T2">If so, what is it?</text:span></text:p>
      <text:p text:style-name="Body_20_Text_20_First">~LLL</text:p>
      <text:p text:style-name="Body_20_Text_20_First">~LLL</text:p>
      <text:p text:style-name="Body_20_Text">The <text:span text:style-name="Code_20_Inline">to_lower</text:span> and <text:span text:style-name="Code_20_Inline">to_upper</text:span> string functions do not take <text:span text:style-name="Code_20_Inline">const</text:span> references, but take plain <text:span text:style-name="Code_20_Inline">string</text:span>s as parameters. That means the argument is passed by value, which means the compiler arranges to copy the string when passing the argument to the function. The function needs the copy, so this <text:change-start text:change-id="ct1243342848"/>technique<text:change-end text:change-id="ct1243342848"/><text:change text:change-id="ct1242757136"/> helps the compiler generate optimal code for copying the argument, and it saves you a step in writing the function. It’s a small trick, but a useful one. This <text:change-start text:change-id="ct1242756576"/>technique<text:change-end text:change-id="ct1242756576"/><text:change text:change-id="ct1241284348"/> will be especially useful later in the book, so don’t forget it<text:hidden-text text:condition="ooow:comment == 1" text:string-value="why does it help the compiler is a pretty obvious question for the reader. In fact I have my doubts that it does. Yes, if you pass by const reference you will need to make an internal copy which is then returned by value, but that results in a standard optimisation -- which will be even better supported with the coming support for  move semantics (already available in CodeWarrior)" text:is-hidden="true">why does it help the compiler is a pretty obvious question for the reader. In fact I have my doubts that it does. Yes, if you pass by const reference you will need to make an internal copy which is then returned by value, but that results in a standard optimisation -- which will be even better supported with the coming support for  move semantics (already available in CodeWarrior)</text:hidden-text>.<text:change-start text:change-id="ct1241842708"/><text:hidden-text text:condition="ooow:" text:string-value="[RL] Mostly, I’m thinking of cases when the parameter’s copy constructor throws. Better it throws before entering the function than after, when locals might need to be cleaned up, and an extra frame is on the stack." text:is-hidden="true"/><text:change-end text:change-id="ct1241842708"/></text:p>
      <text:p text:style-name="Body_20_Text">The <text:span text:style-name="Code_20_Inline">is_alpha</text:span> string function does not modify its parameter, so it can take a <text:span text:style-name="Code_20_Inline">const</text:span> reference. Remember that when the parameter is <text:span text:style-name="Code_20_Inline">const</text:span>, you must use <text:span text:style-name="Code_20_Inline">const_iterator</text:span> instead of <text:span text:style-name="Code_20_Inline">iterator</text:span><text:span text:style-name="Code_20_Inline"><text:hidden-text text:condition="ooow:comment == 1" text:string-value="Might be worth suggesting the reader tries the consequence of replacing the const_iterator with iterator" text:is-hidden="true">Might be worth suggesting the reader tries the consequence of replacing the const_iterator with iterator</text:hidden-text></text:span><text:change-start text:change-id="ct1241862524"/><text:span text:style-name="Code_20_Inline"><text:hidden-text text:condition="ooow:" text:string-value="[RL] Later, when I take the time to really explain what’s going on" text:is-hidden="true"/></text:span><text:change-end text:change-id="ct1241862524"/>.</text:p>
      <text:p text:style-name="Body_20_Text"><text:change text:change-id="ct1241894188"/><text:change-start text:change-id="ct1241283452"/>A<text:change-end text:change-id="ct1241283452"/> common use of overloading is to overload a function for different types, including different integer types, such as a long integer. The next exploration takes a look at these other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2 - Overloading Function Names</dc:title>
    <dc:subject>Exploring C++</dc:subject>
    <meta:initial-creator>Ray Lischner</meta:initial-creator>
    <meta:creation-date>2006-03-30T10:01:31</meta:creation-date>
    <dc:creator>Ray Lischner</dc:creator>
    <dc:date>2006-09-22T00:28:01</dc:date>
    <dc:language>en-US</dc:language>
    <meta:editing-cycles>58</meta:editing-cycles>
    <meta:editing-duration>PT23H39M30S</meta:editing-duration>
    <meta:user-defined meta:name="codex-configfile">apress-cpp-dox.xml</meta:user-defined>
    <meta:user-defined meta:name="codex-chapter-number">22</meta:user-defined>
    <meta:user-defined meta:name="codex-doxygen"/>
    <meta:user-defined meta:name="Info 4"/>
    <meta:document-statistic meta:table-count="0" meta:image-count="0" meta:object-count="0" meta:page-count="7" meta:paragraph-count="184" meta:word-count="1846" meta:character-count="11368"/>
  </office:meta>
</office:document-meta>
</file>